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8681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3_distanceAlgorithm_STATISTICS_Algorithms_MAGNETIC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D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PERCENTILE-1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ILE-2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5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9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opalnia_DATASIZE_200_KNN_3_distanceAlgorithm_STATISTICS_Algorithms_RSSI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1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2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5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9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7T22:47:42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